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3085a" style:font-weight-asian="bold" style:font-weight-complex="bold"/>
    </style:style>
    <style:style style:name="P2" style:family="paragraph" style:parent-style-name="Standard_20__28_user_29_">
      <style:text-properties fo:font-weight="bold" officeooo:paragraph-rsid="0003085a" style:font-weight-asian="bold" style:font-weight-complex="bold"/>
    </style:style>
    <style:style style:name="P3" style:family="paragraph" style:parent-style-name="Standard_20__28_user_29_">
      <style:text-properties fo:font-weight="bold" officeooo:rsid="000ef1c1" officeooo:paragraph-rsid="0003085a" style:font-weight-asian="bold" style:font-weight-complex="bold"/>
    </style:style>
    <style:style style:name="P4" style:family="paragraph" style:parent-style-name="Standard_20__28_user_29_">
      <style:paragraph-properties fo:text-align="end" style:justify-single-word="false"/>
      <style:text-properties officeooo:paragraph-rsid="0003085a"/>
    </style:style>
    <style:style style:name="P5" style:family="paragraph" style:parent-style-name="Standard_20__28_user_29_">
      <style:text-properties style:font-name="Liberation Serif" fo:font-weight="normal" officeooo:paragraph-rsid="0003085a" style:font-name-asian="Tahoma1" style:font-weight-asian="normal" style:font-name-complex="Droid Sans Devanagari" style:font-weight-complex="normal"/>
    </style:style>
    <style:style style:name="P6" style:family="paragraph" style:parent-style-name="Standard_20__28_user_29_">
      <style:text-properties fo:color="#000000" loext:opacity="100%" style:font-name="JetBrains Mono" fo:font-size="10pt" fo:font-style="normal" fo:font-weight="normal" officeooo:paragraph-rsid="0003085a" style:font-size-asian="10pt" style:font-style-asian="normal" style:font-weight-asian="normal" style:font-weight-complex="bold"/>
    </style:style>
    <style:style style:name="P7" style:family="paragraph" style:parent-style-name="Standard_20__28_user_29_">
      <style:text-properties officeooo:paragraph-rsid="0003085a"/>
    </style:style>
    <style:style style:name="P8" style:family="paragraph" style:parent-style-name="Standard_20__28_user_29_">
      <style:text-properties fo:font-weight="normal" officeooo:paragraph-rsid="0003085a" style:font-weight-asian="normal" style:font-weight-complex="normal"/>
    </style:style>
    <style:style style:name="P9" style:family="paragraph" style:parent-style-name="Standard_20__28_user_29_">
      <style:text-properties fo:font-weight="normal" officeooo:paragraph-rsid="0003085a" style:font-weight-asian="normal" style:font-weight-complex="normal"/>
    </style:style>
    <style:style style:name="P10" style:family="paragraph" style:parent-style-name="Standard_20__28_user_29_">
      <style:text-properties fo:font-weight="bold" officeooo:paragraph-rsid="000308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3085a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085a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3085a" style:font-name-asian="Tahoma1" style:font-weight-asian="normal" style:font-name-complex="Droid Sans Devanagari" style:font-weight-complex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удент группы ИС-22 Енгибарян М.В.</text:p>
      <text:p text:style-name="P7"><text:span text:style-name="T1">Практическое занятие </text:span><text:span text:style-name="T4">№</text:span><text:span text:style-name="T1"> </text:span><text:span text:style-name="T2">1</text:span><text:span text:style-name="T3">4</text:span></text:p>
      <text:p text:style-name="P2"/>
      <text:p text:style-name="P7"><text:span text:style-name="T1">Тема:</text:span><text:span text:style-name="T5"> составление программ с использованием регулярных выражений в IDE PyCharm Community.</text:span></text:p>
      <text:p text:style-name="P8"/>
      <text:p text:style-name="P7"><text:span text:style-name="T7">Цель: </text:span><text:span text:style-name="T8">закрепить усвоенные знания, понятия, алгоритмы, основные принципы составления программ, приобрести навыки составлени</text:span><text:span text:style-name="T9">я</text:span><text:span text:style-name="T8"> программ с использованием регулярных выражений вIDE PyCharm Community.</text:span></text:p>
      <text:p text:style-name="P5"/>
      <text:p text:style-name="P3">Задача 1.</text:p>
      <text:p text:style-name="P3"/>
      <text:p text:style-name="P7"><text:span text:style-name="T1">Постановка задачи: </text:span><text:span text:style-name="T5">В исходном текстовом файле(Dostoevsky.txt) найти все варианты фамилии Достоевского (т.е. с различными окончаниями, например, Достоевский, Достоевского) в единственном экземпляре.</text:span></text:p>
      <text:p text:style-name="P6"/>
      <text:p text:style-name="P2">Текст программы:</text:p>
      <text:p text:style-name="P1"><text:span text:style-name="T10">import </text:span><text:span text:style-name="T11">re</text:span><text:line-break/><text:line-break/><text:span text:style-name="T10">with </text:span><text:span text:style-name="T12">open</text:span><text:span text:style-name="T11">(</text:span><text:span text:style-name="T13">'Dostoevsky.txt'</text:span><text:span text:style-name="T10">, </text:span><text:span text:style-name="T13">'r'</text:span><text:span text:style-name="T11">) </text:span><text:span text:style-name="T10">as </text:span><text:span text:style-name="T11">file:</text:span><text:line-break/><text:span text:style-name="T11"> <text:s text:c="3"/>text = file.read()</text:span><text:line-break/><text:line-break/><text:span text:style-name="T11">matches = re.findall(</text:span><text:span text:style-name="T13">r'</text:span><text:span text:style-name="T14">Достоевск\w+</text:span><text:span text:style-name="T13">'</text:span><text:span text:style-name="T10">, </text:span><text:span text:style-name="T11">text)</text:span><text:line-break/><text:line-break/><text:span text:style-name="T11">unique_matches = </text:span><text:span text:style-name="T12">list</text:span><text:span text:style-name="T11">(</text:span><text:span text:style-name="T12">set</text:span><text:span text:style-name="T11">(matches))</text:span><text:line-break/><text:line-break/><text:span text:style-name="T10">for </text:span><text:span text:style-name="T11">match </text:span><text:span text:style-name="T10">in </text:span><text:span text:style-name="T11">unique_matches:</text:span><text:line-break/><text:span text:style-name="T11"> <text:s text:c="3"/></text:span><text:span text:style-name="T12">print</text:span><text:span text:style-name="T11">(match)</text:span></text:p>
      <text:p text:style-name="P2"/>
      <text:p text:style-name="P2">Протокол работы программы:</text:p>
      <text:p text:style-name="P8">/usr/bin/python3.9 /home/student/Документы/PycharmProjects/IS-22/Engibaryan/PZ-14/14.py </text:p>
      <text:p text:style-name="P8">Достоевский</text:p>
      <text:p text:style-name="P8">Достоевские</text:p>
      <text:p text:style-name="P8">Достоевская</text:p>
      <text:p text:style-name="P8">Достоевского</text:p>
      <text:p text:style-name="P8"/>
      <text:p text:style-name="P8">Process finished with exit code 0</text:p>
      <text:p text:style-name="P2"/>
      <text:p text:style-name="P2">Вывод: <text:span text:style-name="T6">я </text:span>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</text:span><text:span text:style-name="T8"> навыки составлени</text:span><text:span text:style-name="T9">я</text:span><text:span text:style-name="T8"> программ с использованием регулярных выражений вIDE PyCharm Community.</text:span></text:p>
      <text:p text:style-name="P2"><text:span text:style-name="T8">Выполнены разработка кода, отладка, тестирование, оптимизация программного кода.</text:span></text:p>
      <text:p text:style-name="P2"><text:span text:style-name="T8"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13T12:13:52.031551402</dc:date>
    <meta:editing-cycles>3</meta:editing-cycles>
    <meta:editing-duration>PT6M29S</meta:editing-duration>
    <meta:document-statistic meta:table-count="0" meta:image-count="0" meta:object-count="0" meta:page-count="1" meta:paragraph-count="18" meta:word-count="139" meta:character-count="1281" meta:non-whitespace-character-count="1147"/>
    <meta:user-defined meta:name="Поле 1"/>
    <meta:user-defined meta:name="Поле 2"/>
    <meta:user-defined meta:name="Поле 3"/>
    <meta:user-defined meta:name="Поле 4"/>
  </office:meta>
</office:document-meta>
</file>